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office:font-face-decls>
  <office:automatic-styles>
    <style:style style:name="P1" style:parent-style-name="Heading2" style:master-page-name="MP0" style:family="paragraph">
      <style:paragraph-properties fo:break-before="page"/>
    </style:style>
  </office:automatic-styles>
  <office:body>
    <office:text text:use-soft-page-breaks="true">
      <text:h text:style-name="P1" text:outline-level="2">Reflection</text:h>
      <text:p text:style-name="Normal">We use integers instead of floating-point numbers as using floating point numbers can lead to a loss of precision. Doing arithmetic with floating point numbers is also more resource intensive compared to integer arithmetic.<text:s/></text:p>
      <text:p text:style-name="Normal">The moving average causes more lag in the results from the sensor as it takes the previous few results as an average. This means that any anomalous results will be averaged out reducing the noise from the sensor.</text:p>
      <text:p text:style-name="Normal">The decimal-point mask is used to set the dp bit which will enable the decimal point. We do so it shows the pattern XX.XX which fits well with temperature as the range of temperatures would fit in 0c-99c.</text:p>
      <text:p text:style-name="Normal">Introducing blanking on the seven-segment display will remove ghosting on a seven-segment display as the delay for blanking ensures that the digit is fully off before we present a new digi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 HUTCHINSON</meta:initial-creator>
    <dc:creator>BEN HUTCHINSON</dc:creator>
    <meta:creation-date>2025-10-31T12:49:00Z</meta:creation-date>
    <dc:date>2025-10-31T13:07:00Z</dc:date>
    <meta:template xlink:href="Normal" xlink:type="simple"/>
    <meta:editing-cycles>2</meta:editing-cycles>
    <meta:editing-duration>PT1080S</meta:editing-duration>
    <meta:document-statistic meta:page-count="1" meta:paragraph-count="1" meta:word-count="126" meta:character-count="845" meta:row-count="6" meta:non-whitespace-character-count="720"/>
  </office:meta>
</office:document-meta>
</file>